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break-before="page"/>
    </style:style>
    <style:style style:name="P4" style:family="paragraph" style:parent-style-name="Standard" style:master-page-name="">
      <style:paragraph-properties fo:margin-left="0.432cm" fo:margin-right="0cm" fo:text-indent="0cm" style:auto-text-indent="false" style:page-number="auto"/>
    </style:style>
    <style:style style:name="P5" style:family="paragraph" style:parent-style-name="Standard">
      <style:paragraph-properties fo:margin-left="0.432cm" fo:margin-right="0cm" fo:text-indent="0cm" style:auto-text-indent="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éfinir des critères de conception durable des services numériques afin d'en réduire l'empreinte environnementale</text:p>
      <text:p text:style-name="Standard"/>
      <text:p text:style-name="P2">Objectifs</text:p>
      <text:p text:style-name="P1"/>
      <text:p text:style-name="Standard">1. Concevoir des services numériques plus durables permettant d’allonger la durée de vie</text:p>
      <text:p text:style-name="Standard">des terminaux :</text:p>
      <text:list xml:id="list5144007008430678523" text:style-name="L1">
        <text:list-item>
          <text:p text:style-name="P6">Inciter à ce que le service soit utilisable sur des terminaux anciens et conserve une performance adaptée </text:p>
        </text:list-item>
        <text:list-item>
          <text:p text:style-name="P6">optimiser la définition des vidéos et, au-delà, permettre l’usage du service sur le plus large nombre de terminaux possible </text:p>
        </text:list-item>
        <text:list-item>
          <text:p text:style-name="P6">Utiliser l’open source, la publication du code source du service, comme levier de prolongation de la durée des services et de l’utilisation de terminaux, en particulier pour l’Internet des objets (IoT)</text:p>
        </text:list-item>
        <text:list-item>
          <text:p text:style-name="P6">Rendre disponibles des mises à jour essentielles pendant toute la durée de vie du terminal et permettre l’usage du service sur les versions antérieures du système d’exploitation ou du navigateur pour les applications.</text:p>
        </text:list-item>
      </text:list>
      <text:p text:style-name="Standard"/>
      <text:p text:style-name="Standard">2. Promouvoir une démarche de sobriété environnementale face aux stratégies de captation</text:p>
      <text:p text:style-name="Standard">de l’attention de l’utilisateur pour des usages alignés avec les objectifs environnementaux :</text:p>
      <text:p text:style-name="Standard">limiter les effets négatifs de l’économie de l’attention</text:p>
      <text:list xml:id="list6414696071673889572" text:style-name="L2">
        <text:list-item>
          <text:p text:style-name="P7">Restreindre les fonctionnalités « nudge » poussant à l’usage incontrôlé du service : « mur de</text:p>
          <text:p text:style-name="P7">contenu » infini, déclenchement automatique des contenus vidéo, notifications intempestives, etc. </text:p>
        </text:list-item>
        <text:list-item>
          <text:p text:style-name="P7">Redonner à l’utilisateur le contrôle de ses usages grâce à des informations claires, l’absence de procédés manipulatoires dans son interface (« dark patterns ») et des fonctionnalités adaptées allant d’un bouton « stop » à un mode « sobriété énergétique » ou « économie de données », ou encore à la mise en place d’un indicateur de suivi de consommation</text:p>
        </text:list-item>
        <text:list-item>
          <text:p text:style-name="P7">Limiter la captation de données et métadonnées à des fins de profilage publicitaire.</text:p>
        </text:list-item>
      </text:list>
      <text:p text:style-name="Standard"/>
      <text:p text:style-name="Standard">3. Diminuer les ressources mobilisées sur le cycle de vie du service numérique, y compris en optimisant le trafic de données et la sollicitation des infrastructures numériques :</text:p>
      <text:list xml:id="list6235381643764602833" text:style-name="L3">
        <text:list-item>
          <text:p text:style-name="P8">Limiter les ressources utilisées par les différentes briques du service numérique (composants natifs, services tiers, calculs asynchrones) en interrogeant systématiquement les cibles utilisatrices et le véritable besoin ;</text:p>
        </text:list-item>
        <text:list-item>
          <text:p text:style-name="P8">Réduire le poids des contenus multimédias (vidéos, images, son, texte) grâce au choix de leur format et, lorsque cela est possible la mise en place de techniques de compression ;</text:p>
        </text:list-item>
        <text:list-item>
          <text:p text:style-name="P8">Limiter le nombre de requêtes envoyées aux serveurs ;</text:p>
        </text:list-item>
        <text:list-item>
          <text:p text:style-name="P8">Minimiser les ressources nécessaires aux calculs asynchrones et adapter leur temporalité à l’intensité carbone du mix énergétique ;</text:p>
        </text:list-item>
        <text:list-item>
          <text:p text:style-name="P8">Favoriser l’usage d’hébergements efficients, limitant leur empreinte environnementale ;</text:p>
        </text:list-item>
        <text:list-item>
          <text:p text:style-name="P8">Réduire l’empreinte environnementale des briques technologiques énergivores, par exemple les techniques de minage utilisées par les registres blockchain en particulier, ou l’apprentissage</text:p>
        </text:list-item>
        <text:list-item>
          <text:p text:style-name="P8">automatique sur lequel reposent la majorité des systèmes d’intelligence artificielle</text:p>
          <text:p text:style-name="P8"/>
        </text:list-item>
      </text:list>
      <text:p text:style-name="Standard">4. Accroître le niveau de transparence sur l’empreinte environnementale du service numérique :</text:p>
      <text:list xml:id="list1728266962090082208" text:style-name="L4">
        <text:list-item>
          <text:p text:style-name="P9">Rendre disponible l’évaluation de l’empreinte environnementale du service numérique avec une approche multicritère dans la mesure du possible, considérant a minima les émissions de gaz à effet de serre, la consommation énergétique, ainsi que la consommation en eau et en ressources abiotiques minéraux/métaux </text:p>
        </text:list-item>
        <text:list-item>
          <text:p text:style-name="P9"><text:soft-page-break/>Utiliser un hébergement transparent sur ses performances environnementales, l’origine de sa consommation énergétique et les méthodes de calcul des principaux indicateurs d’efficience (le « Power Usage Effectiveness » et le « Water Usage Effectiveness ») </text:p>
        </text:list-item>
        <text:list-item>
          <text:p text:style-name="P9">Détailler, lorsqu’il y en a, les objectifs environnementaux du service en s’appuyant sur les méthodologies reconnues et existantes.</text:p>
        </text:list-item>
      </text:list>
      <text:p text:style-name="Standard"/>
      <text:p text:style-name="P2">Périmètre</text:p>
      <text:p text:style-name="Standard"/>
      <text:p text:style-name="Standard">L’ensemble des services numériques :</text:p>
      <text:list xml:id="list8203554595595934842" text:style-name="L5">
        <text:list-item>
          <text:p text:style-name="P10">D’équipements permettant de stocker, manipuler, afficher des octets (serveurs, terminaux utilisateurs, box ADSL, etc.) </text:p>
        </text:list-item>
        <text:list-item>
          <text:p text:style-name="P10">D’infrastructures qui hébergent et relient les équipements (réseaux opérateurs et centres de données notamment)</text:p>
        </text:list-item>
        <text:list-item>
          <text:p text:style-name="P10">De plusieurs logiciels « empilés les uns sur les autres », c’est-à-dire qui s’exécutent sur une infrastructure matérielle en faisant appel les uns aux autres ;</text:p>
        </text:list-item>
        <text:list-item>
          <text:p text:style-name="P10">D’autres services numériques tiers éventuels.</text:p>
        </text:list-item>
      </text:list>
      <text:p text:style-name="Standard"/>
      <text:p text:style-name="P2">Public cible</text:p>
      <text:p text:style-name="Standard"/>
      <text:p text:style-name="Standard">Tous les métiers liés de près ou de loin à la conception d’un service numérique </text:p>
      <text:p text:style-name="Standard"/>
      <text:p text:style-name="P2">Format</text:p>
      <text:p text:style-name="Standard"/>
      <text:p text:style-name="Standard">78 critères sous forme de questions</text:p>
      <text:p text:style-name="Standard">Trois niveaux de priorisation ont ainsi été établis par ordre d’importance : « Prioritaire » , «Recommandé » et « Modéré »</text:p>
      <text:p text:style-name="Standard">Comment sont définis les niveaux de priorisation ?</text:p>
      <text:p text:style-name="P4">Trois dimensions sont considérées pour établir ces niveaux de classification par critère, dans cet ordre :</text:p>
      <text:p text:style-name="P5">• Approche systémique : est-ce que la validation de ce critère conduira à un changement de la stratégie du service ? Par exemple, la définition d’objectifs de réduction d’impacts environnementaux, la définition de cibles utilisatrices.</text:p>
      <text:p text:style-name="P5">• Approche par brique : est-ce que la validation de ce critère engendrera la réduction de l’empreinte environnementale de briques de l’écosystème numérique les plus émettrices en gaz à effet de serre ou consommatrices en ressources ? Les terminaux représentent 65 % à 90 % de l’empreinte</text:p>
      <text:p text:style-name="P5">environnementale du numérique par exemple.</text:p>
      <text:p text:style-name="P5">• Approche par critère : est-ce que les modalités de validation de ce critère impliquent une ou plusieurs actions complexes de la part du fournisseur, concepteur ou développeur du service ?</text:p>
      <text:p text:style-name="P5"/>
      <text:p text:style-name="Standard">Des niveaux de difficulté estimée</text:p>
      <text:p text:style-name="Standard"/>
      <text:p text:style-name="P2">Prise en main du référentiel – Kit d’autoévaluation</text:p>
      <text:p text:style-name="Standard"/>
      <text:p text:style-name="Standard">3 outils : 78 fiches pratiques (une par critère), un modèle de déclaration d’écoconception et une méthodologie pour calculer par un score d’avancement</text:p>
      <text:p text:style-name="P3">Glossaire</text:p>
      <text:p text:style-name="Standard"/>
      <text:p text:style-name="Standard">ADEME : Agence de l'environnement et de la maîtrise de l'énergie</text:p>
      <text:p text:style-name="Standard">ARCEP : Autorité de régulation des communications électroniques, des postes et de la distribution de la presse</text:p>
      <text:p text:style-name="Standard">ARCOM: Autorité de régulation de la communication audiovisuelle et numérique</text:p>
      <text:p text:style-name="Standard">CNIL :</text:p>
      <text:p text:style-name="Standard">DINUM :</text:p>
      <text:p text:style-name="Standard">INR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ie Parcollet</meta:initial-creator>
    <meta:creation-date>2025-01-30T15:27:58.69</meta:creation-date>
    <meta:generator>OpenOffice/4.1.15$Win32 OpenOffice.org_project/4115m2$Build-9813</meta:generator>
    <dc:date>2025-02-20T15:57:59.45</dc:date>
    <dc:creator>Stéphanie Parcollet</dc:creator>
    <meta:document-statistic meta:table-count="0" meta:image-count="0" meta:object-count="0" meta:page-count="3" meta:paragraph-count="54" meta:word-count="883" meta:character-count="5822"/>
    <meta:editing-duration>PT17M31S</meta:editing-duration>
    <meta:editing-cycles>1</meta:editing-cycles>
  </office:meta>
</office:document-meta>
</file>